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Oddajmy cześć (...)</text:span><text:span text:style-name="T1"><text:line-break/></text:span><text:span text:style-name="T1">wiecznemu Panu chwał (...)</text:span><text:span text:style-name="T1"><text:line-break/></text:span><text:span text:style-name="T1">Pokłońmy się (...)</text:span><text:span text:style-name="T1"><text:line-break/></text:span><text:span text:style-name="T1">Temu, który (...)</text:span><text:span text:style-name="T1"><text:line-break/></text:span><text:span text:style-name="T1">rozpostarł niebiosa (...)</text:span><text:span text:style-name="T1"><text:line-break/></text:span><text:span text:style-name="T1">I utwierdził ziemi krąg (...)</text:span><text:span text:style-name="T1"><text:line-break/></text:span><text:span text:style-name="T1">Jego chwał</text:span><text:span text:style-name="T1">a (...)</text:span><text:span text:style-name="T1"><text:line-break/></text:span><text:span text:style-name="T1">wznosi się ponad szczyty gór(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go łaska (...)</text:span><text:span text:style-name="T1"><text:line-break/></text:span><text:span text:style-name="T1">nad nami jest,</text:span><text:span text:style-name="T1"><text:line-break/></text:span><text:span text:style-name="T1">a niebo Jego tron</text:span><text:span text:style-name="T1"><text:line-break/></text:span><text:span text:style-name="T1"><text:line-break/></text:span><text:span text:style-name="T1">Bóg to nasz Pan</text:span><text:span text:style-name="T1"><text:line-break/></text:span><text:span text:style-name="T1">i tylko On</text:span><text:span text:style-name="T1"><text:line-break/></text:span><text:span text:style-name="T1">Bóg to nasz Pan</text:span><text:span text:style-name="T1"><text:line-break/></text:span><text:span text:style-name="T1">i tylko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1-28T18:28:28</meta:creation-date>
    <dc:creator>Roman Trzciński</dc:creator>
    <dc:date>2009-02-13T19:41:22</dc:date>
    <dc:language>pl-PL</dc:language>
    <meta:editing-cycles>10</meta:editing-cycles>
    <meta:editing-duration>PT13M3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